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fo:font-size="12pt" fo:font-weight="bold" style:font-name-asian="Times New Roman" style:font-size-asian="12pt" style:language-asian="fr" style:country-asian="FR" style:font-weight-asian="bold" style:font-name-complex="Times New Roman" style:font-size-complex="12pt" style:font-weight-complex="bold"/>
    </style:style>
    <style:style style:name="P3" style:family="paragraph" style:parent-style-name="Standard" style:master-page-name="Standard">
      <style:paragraph-properties fo:margin-top="0cm" fo:margin-bottom="0cm" fo:line-height="100%" style:page-number="auto"/>
    </style:style>
    <style:style style:name="P4" style:family="paragraph" style:parent-style-name="Standard" style:list-style-name="WWNum1">
      <style:paragraph-properties fo:margin-top="0.176cm" fo:margin-bottom="0.176cm" fo:line-height="100%"/>
    </style:style>
    <style:style style:name="P5" style:family="paragraph" style:parent-style-name="Standard" style:list-style-name="WWNum2">
      <style:paragraph-properties fo:margin-top="0.176cm" fo:margin-bottom="0.176cm" fo:line-height="100%"/>
    </style:style>
    <style:style style:name="T1" style:family="text">
      <style:text-properties fo:font-size="12pt" style:font-name-asian="Times New Roman" style:font-size-asian="12pt" style:language-asian="fr" style:country-asian="FR" style:font-name-complex="Times New Roman" style:font-size-complex="12pt"/>
    </style:style>
    <style:style style:name="T2" style:family="text">
      <style:text-properties fo:font-size="12pt" fo:font-style="italic" style:font-name-asian="Times New Roman" style:font-size-asian="12pt" style:language-asian="fr" style:country-asian="FR" style:font-style-asian="italic" style:font-name-complex="Times New Roman" style:font-size-complex="12pt" style:font-style-complex="italic"/>
    </style:style>
    <style:style style:name="T3" style:family="text">
      <style:text-properties fo:font-size="12pt" fo:font-weight="bold" style:font-name-asian="Times New Roman" style:font-size-asian="12pt" style:language-asian="fr" style:country-asian="FR" style:font-weight-asian="bold" style:font-name-complex="Times New Roman"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Les comptes rendu de chaque semaine seront répertoriés au propre dans un document word accompagné du planning pour qu'on soit bien dans les temps par rapport a ce que l'on prévoit de faire ou que l'on s'adapte dans le cas contraire.</text:span></text:p>
      <text:p text:style-name="P2"/>
      <text:p text:style-name="P1"><text:span text:style-name="T3">Avancée du travail:</text:span><text:span text:style-name="T1"> Compte rendu du travail effectué du lundi 21 mars 2016 au lundi 28 mars 2016<text:line-break/><text:line-break/>1. Fabien :</text:span></text:p>
      <text:list xml:id="list5697773220211394538" text:style-name="WWNum1">
        <text:list-item>
          <text:p text:style-name="P4"><text:span text:style-name="T1">Organisation du travail : répartition des tâches, organisation de l'espace de travail (création de dossiers, tri des documents etc), documentation sur pygame, mise a jour du carnet de bord.</text:span></text:p>
        </text:list-item>
        <text:list-item>
          <text:p text:style-name="P4"><text:span text:style-name="T1">Enrichissement de la banque d’image de Picross 5x5</text:span></text:p>
        </text:list-item>
        <text:list-item>
          <text:p text:style-name="P4"><text:span text:style-name="T1">Travail en collaboration avec Quentin sur la création de la grille cliquable. L'affichage de la grille est bon, on essaie de la rendre cliquable avec pas mal de difficultés: </text:span></text:p>
        </text:list-item>
      </text:list>
      <text:p text:style-name="P1"><text:span text:style-name="T3">Difficultés rencontrées:</text:span></text:p>
      <text:p text:style-name="P1"><text:span text:style-name="T2">- Comment récupérer les coordonnées de chaque case de la grille?</text:span><text:span text:style-name="T1"><text:line-break/></text:span><text:span text:style-name="T3">Pistes de réflexion: </text:span><text:span text:style-name="T1"><text:line-break/>-Utiliser la fonction Rect() et la fonction Collidepoint()<text:line-break/>-Utiliser des matrices (=listes de listes) .<text:line-break/>-Approfondir les recherches internet pour trouver une autre solution.<text:line-break/><text:line-break/></text:span><text:span text:style-name="T3">Avancement par rapport au planning :</text:span><text:span text:style-name="T1"> Dans les temps.<text:line-break/><text:line-break/>2. Quentin :</text:span></text:p>
      <text:list xml:id="list2717124469702988869" text:style-name="WWNum2">
        <text:list-item>
          <text:p text:style-name="P5"><text:span text:style-name="T1">Travail sur l'interface graphique : mise en place de la récupération de la position de la souris dans la fenêtre, de la détermination de la position, et dimensions des rectangles qui vont être nécessaires pour pouvoir remplir (selon les clics de l'utilisateur ) ces rectangles en noir, vide, croix...</text:span></text:p>
        </text:list-item>
      </text:list>
      <text:p text:style-name="P1"><text:span text:style-name="T1"><text:line-break/></text:span><text:span text:style-name="T3">Avancement par rapport au planning :</text:span><text:span text:style-name="T1"> Dans les temps.<text:line-break/><text:line-break/>3. Romain :<text:line-break/></text:span><text:span text:style-name="T3">A completer</text:span><text:span text:style-name="T1"><text:line-break/><text:line-break/></text:span><text:span text:style-name="T3">Avancement par rapport au planning :</text:span><text:span text:style-name="T1"> <text:line-break/><text:line-break/>4. Sinan :<text:line-break/></text:span><text:span text:style-name="T3">A completer<text:line-break/><text:line-break/>Avancement par rapport au planning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bien</meta:initial-creator>
    <dc:creator>Quentin Le Go</dc:creator>
    <meta:editing-cycles>2</meta:editing-cycles>
    <meta:creation-date>2016-03-28T19:29:00</meta:creation-date>
    <dc:date>2016-03-28T21:45:29.26</dc:date>
    <meta:editing-duration>P0D</meta:editing-duration>
    <meta:generator>OpenOffice/4.1.1$Win32 OpenOffice.org_project/411m6$Build-9775</meta:generator>
    <meta:document-statistic meta:table-count="0" meta:image-count="0" meta:object-count="0" meta:page-count="1" meta:paragraph-count="9" meta:word-count="264" meta:character-count="158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